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fb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fb0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a641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f45b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12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1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1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1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1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17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1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1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2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2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2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2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2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2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2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2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2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2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3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3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3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3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3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3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3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3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3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3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4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4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4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4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4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4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4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4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4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4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5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5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15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15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5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5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5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5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15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5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16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5fb0" style:font-size-asian="10.5pt" style:font-weight-asian="normal" style:font-size-complex="12pt" style:font-weight-complex="normal"/>
    </style:style>
    <style:style style:name="P16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df98" style:font-size-asian="10.5pt" style:font-weight-asian="normal" style:font-size-complex="12pt" style:font-weight-complex="normal"/>
    </style:style>
    <style:style style:name="P16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9a641" style:font-size-asian="10.5pt" style:font-weight-asian="normal" style:font-size-complex="12pt" style:font-weight-complex="normal"/>
    </style:style>
    <style:style style:name="P16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df98" officeooo:paragraph-rsid="00f7df98" style:font-size-asian="10.5pt" style:font-weight-asian="normal" style:font-size-complex="12pt" style:font-weight-complex="normal"/>
    </style:style>
    <style:style style:name="P16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a641" officeooo:paragraph-rsid="00f9a641" style:font-size-asian="10.5pt" style:font-weight-asian="normal" style:font-size-complex="12pt" style:font-weight-complex="normal"/>
    </style:style>
    <style:style style:name="P165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6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6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b1507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0fa8e77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a8e77" style:font-size-asian="10.5pt" style:font-weight-asian="bold" style:font-size-complex="12pt" style:font-weight-complex="bold"/>
    </style:style>
    <style:style style:name="P171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72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73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174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175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176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177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178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179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180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181" style:family="paragraph" style:parent-style-name="Standard" style:list-style-name="L5">
      <style:paragraph-properties fo:text-align="start" style:justify-single-word="false"/>
      <style:text-properties officeooo:paragraph-rsid="00f75fb0"/>
    </style:style>
    <style:style style:name="P182" style:family="paragraph" style:parent-style-name="Standard" style:list-style-name="L5">
      <style:paragraph-properties fo:text-align="start" style:justify-single-word="false"/>
      <style:text-properties officeooo:paragraph-rsid="00f9a641"/>
    </style:style>
    <style:style style:name="P183" style:family="paragraph" style:parent-style-name="Standard" style:list-style-name="L6">
      <style:paragraph-properties fo:text-align="start" style:justify-single-word="false"/>
      <style:text-properties officeooo:paragraph-rsid="00f9f45b"/>
    </style:style>
    <style:style style:name="P184" style:family="paragraph" style:parent-style-name="Standard" style:list-style-name="L7">
      <style:paragraph-properties fo:text-align="start" style:justify-single-word="false"/>
      <style:text-properties officeooo:paragraph-rsid="00fb1507"/>
    </style:style>
    <style:style style:name="P185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186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187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P188" style:family="paragraph" style:parent-style-name="Standard" style:list-style-name="L7">
      <style:paragraph-properties fo:text-align="start" style:justify-single-word="false"/>
      <style:text-properties officeooo:rsid="00fb1507" officeooo:paragraph-rsid="00fb1507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fb1507" style:font-size-asian="10.5pt" style:font-weight-asian="normal" style:font-size-complex="12pt" style:font-weight-complex="normal"/>
    </style:style>
    <style:style style:name="T32" style:family="text">
      <style:text-properties officeooo:rsid="00e381f5"/>
    </style:style>
    <style:style style:name="T33" style:family="text">
      <style:text-properties officeooo:rsid="00e3dd3c"/>
    </style:style>
    <style:style style:name="T34" style:family="text">
      <style:text-properties officeooo:rsid="00e4faf7"/>
    </style:style>
    <style:style style:name="T35" style:family="text">
      <style:text-properties officeooo:rsid="00e7d00b"/>
    </style:style>
    <style:style style:name="T36" style:family="text">
      <style:text-properties officeooo:rsid="00e99a2c"/>
    </style:style>
    <style:style style:name="T37" style:family="text">
      <style:text-properties officeooo:rsid="00eb66a7"/>
    </style:style>
    <style:style style:name="T38" style:family="text">
      <style:text-properties officeooo:rsid="00ed4a55"/>
    </style:style>
    <style:style style:name="T39" style:family="text">
      <style:text-properties officeooo:rsid="00ed7e88"/>
    </style:style>
    <style:style style:name="T40" style:family="text">
      <style:text-properties officeooo:rsid="00f48e95"/>
    </style:style>
    <style:style style:name="T41" style:family="text">
      <style:text-properties officeooo:rsid="00ee2ded"/>
    </style:style>
    <style:style style:name="T42" style:family="text">
      <style:text-properties style:text-position="super 58%" officeooo:rsid="00d4e92b"/>
    </style:style>
    <style:style style:name="T43" style:family="text">
      <style:text-properties style:text-position="0% 100%" officeooo:rsid="00f00e38"/>
    </style:style>
    <style:style style:name="T44" style:family="text">
      <style:text-properties style:text-position="0% 100%" officeooo:rsid="00d4e92b"/>
    </style:style>
    <style:style style:name="T45" style:family="text">
      <style:text-properties officeooo:rsid="00f33a54"/>
    </style:style>
    <style:style style:name="T46" style:family="text">
      <style:text-properties officeooo:rsid="00f3f75e"/>
    </style:style>
    <style:style style:name="T47" style:family="text">
      <style:text-properties officeooo:rsid="00f6ce45"/>
    </style:style>
    <style:style style:name="T48" style:family="text">
      <style:text-properties officeooo:rsid="00f6d57c"/>
    </style:style>
    <style:style style:name="T49" style:family="text">
      <style:text-properties officeooo:rsid="00f759be"/>
    </style:style>
    <style:style style:name="T50" style:family="text">
      <style:text-properties officeooo:rsid="00f75fb0"/>
    </style:style>
    <style:style style:name="T51" style:family="text">
      <style:text-properties officeooo:rsid="00f7df98"/>
    </style:style>
    <style:style style:name="T52" style:family="text">
      <style:text-properties officeooo:rsid="00f84eaa"/>
    </style:style>
    <style:style style:name="T53" style:family="text">
      <style:text-properties officeooo:rsid="00f9a641"/>
    </style:style>
    <style:style style:name="T54" style:family="text">
      <style:text-properties officeooo:rsid="00f9f45b"/>
    </style:style>
    <style:style style:name="T55" style:family="text">
      <style:text-properties officeooo:rsid="00fa8e7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1045760735284295396" text:style-name="L1">
        <text:list-item>
          <text:p text:style-name="P112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13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14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8356283443722011750" text:style-name="L2">
        <text:list-item>
          <text:p text:style-name="P11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16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4058363022188480124" text:style-name="L3">
        <text:list-item>
          <text:p text:style-name="P11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17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1135563207631795405" text:style-name="L4">
        <text:list-item>
          <text:p text:style-name="P118">Publicat codi d'accès al Classroom.</text:p>
        </text:list-item>
        <text:list-item>
          <text:p text:style-name="P131">Treball autònom tasca 1.</text:p>
        </text:list-item>
        <text:list-item>
          <text:p text:style-name="P11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15829607583905" text:continue-numbering="true" text:style-name="L4">
        <text:list-item>
          <text:p text:style-name="P12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15828900997926" text:continue-numbering="true" text:style-name="L4">
        <text:list-item>
          <text:p text:style-name="P12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107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15828747014699" text:continue-numbering="true" text:style-name="L4">
        <text:list-item>
          <text:p text:style-name="P121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21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2">Comentem apartat 1.1 Temperatura y calor.</text:p>
        </text:list-item>
      </text:list>
      <text:p text:style-name="P60"/>
      <text:p text:style-name="P79">Di<text:span text:style-name="T12">vendres 10</text:span>/<text:span text:style-name="T7">10</text:span>/2<text:span text:style-name="T5">5</text:span></text:p>
      <text:p text:style-name="P79"/>
      <text:list xml:id="list115828343826607" text:continue-numbering="true" text:style-name="L4">
        <text:list-item>
          <text:p text:style-name="P12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8">Comentem apartat 1.2 Presión.</text:p>
        </text:list-item>
        <text:list-item>
          <text:p text:style-name="P138">Comentem apartat 1.2 Presión.</text:p>
        </text:list-item>
        <text:list-item>
          <text:p text:style-name="P138">Comentem els exercicis 1.3 Ejercicios temperatura y presión.</text:p>
        </text:list-item>
        <text:list-item>
          <text:p text:style-name="P138">Comentem apartat 1.4 Enegía y potencia</text:p>
        </text:list-item>
        <text:list-item>
          <text:p text:style-name="P139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80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80">Di<text:span text:style-name="T15">jous</text:span><text:tab/><text:tab/><text:span text:style-name="T15">16</text:span>/<text:span text:style-name="T7">10</text:span>/2<text:span text:style-name="T5">5</text:span></text:p>
      <text:list xml:id="list115828886590778" text:continue-numbering="true" text:style-name="L4">
        <text:list-item>
          <text:p text:style-name="P12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0">Comentem apartat 1.<text:span text:style-name="T15">5 Ejercicios energía y potencia</text:span>.</text:p>
        </text:list-item>
        <text:list-item>
          <text:p text:style-name="P140">Comentem apartat 1.<text:span text:style-name="T15">6.1 Calor específico</text:span></text:p>
        </text:list-item>
        <text:list-item>
          <text:p text:style-name="P140">Comentem apartat 1.<text:span text:style-name="T15">6.2 Calor sensible y latente</text:span></text:p>
        </text:list-item>
      </text:list>
      <text:p text:style-name="P62"/>
      <text:p text:style-name="P105">Divendres<text:tab/>17/10/25</text:p>
      <text:list xml:id="list115827833944197" text:continue-numbering="true" text:style-name="L4">
        <text:list-item>
          <text:p text:style-name="P12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1">Comentem apartat 1.6.3 Transmisión del calor</text:p>
        </text:list-item>
        <text:list-item>
          <text:p text:style-name="P141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108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15828607861489" text:continue-numbering="true" text:style-name="L4">
        <text:list-item>
          <text:p text:style-name="P12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2">Comentem <text:span text:style-name="T17">exercicis 1.7-1 a 3</text:span></text:p>
        </text:list-item>
        <text:list-item>
          <text:p text:style-name="P143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15829190536399" text:continue-numbering="true" text:style-name="L4">
        <text:list-item>
          <text:p text:style-name="P12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4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81">Di<text:span text:style-name="T19">jous</text:span><text:tab/><text:tab/><text:span text:style-name="T19">30</text:span>/<text:span text:style-name="T9">10</text:span>/2<text:span text:style-name="T5">5</text:span></text:p>
      <text:p text:style-name="P81"/>
      <text:list xml:id="list115829578288516" text:continue-numbering="true" text:style-name="L4">
        <text:list-item>
          <text:p text:style-name="P12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3">Comencem a comentar l'apartat 1.8.4 Diagrama de Mollier (diagrama p h)</text:p>
        </text:list-item>
      </text:list>
      <text:p text:style-name="P32"/>
      <text:p text:style-name="P32"/>
      <text:p text:style-name="P81">Di<text:span text:style-name="T19">vendres</text:span><text:tab/><text:span text:style-name="T19">31</text:span>/<text:span text:style-name="T9">10</text:span>/2<text:span text:style-name="T5">5</text:span></text:p>
      <text:p text:style-name="P81"/>
      <text:p text:style-name="P65">Festiu triat pel centre.</text:p>
      <text:p text:style-name="P65"/>
      <text:p text:style-name="P65"/>
      <text:p text:style-name="P82">Di<text:span text:style-name="T3">marts</text:span><text:tab/><text:span text:style-name="T20">04</text:span>/<text:span text:style-name="T9">11</text:span>/2<text:span text:style-name="T5">5</text:span></text:p>
      <text:p text:style-name="P82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83">Di<text:span text:style-name="T3">mecres</text:span><text:tab/><text:span text:style-name="T20">05</text:span>/<text:span text:style-name="T9">11</text:span>/2<text:span text:style-name="T5">5</text:span></text:p>
      <text:p text:style-name="P83"/>
      <text:list xml:id="list115828247743903" text:continue-numbering="true" text:style-name="L4">
        <text:list-item>
          <text:p text:style-name="P12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4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84"/>
      <text:p text:style-name="P109">Di<text:span text:style-name="T22">jous</text:span><text:tab/><text:tab/><text:span text:style-name="T20">06</text:span>/<text:span text:style-name="T9">11</text:span>/2<text:span text:style-name="T5">5</text:span></text:p>
      <text:p text:style-name="P84"/>
      <text:list xml:id="list115828627937075" text:continue-numbering="true" text:style-name="L4">
        <text:list-item>
          <text:p text:style-name="P12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5">Co<text:span text:style-name="T22">mentem exercici 1.9-5</text:span></text:p>
        </text:list-item>
      </text:list>
      <text:p text:style-name="P85"/>
      <text:p text:style-name="P85"/>
      <text:p text:style-name="P85">Di<text:span text:style-name="T23">vendres</text:span><text:tab/><text:span text:style-name="T20">07</text:span>/<text:span text:style-name="T9">11</text:span>/2<text:span text:style-name="T5">5</text:span></text:p>
      <text:p text:style-name="P85"/>
      <text:list xml:id="list115828091493272" text:continue-numbering="true" text:style-name="L4">
        <text:list-item>
          <text:p text:style-name="P130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36">C<text:span text:style-name="T23">omentem apartat 1.1.1 Coeficiente de funcionamiento COP y EER</text:span></text:p>
        </text:list-item>
        <text:list-item>
          <text:p text:style-name="P136">C<text:span text:style-name="T23">omentem apartat 1.1.2 Componenentes d ela instalación drigorífica por compresión</text:span></text:p>
        </text:list-item>
      </text:list>
      <text:p text:style-name="P66"/>
      <text:p text:style-name="P86"/>
      <text:p text:style-name="P86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6656549813875048479" text:style-name="L5">
        <text:list-item>
          <text:p text:style-name="P171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85"><text:span text:style-name="T26">C</text:span><text:span text:style-name="T25">omentem 1.1.3 Ciclo frigorífico en el diagrama p h</text:span></text:p>
        </text:list-item>
        <text:list-item>
          <text:p text:style-name="P185"><text:span text:style-name="T26">C</text:span><text:span text:style-name="T25">omentem 1.1.4 Caudal másico</text:span></text:p>
        </text:list-item>
        <text:list-item>
          <text:p text:style-name="P185"><text:span text:style-name="T26">C</text:span><text:span text:style-name="T25">omentem 1.1.5 Relación de compresión</text:span></text:p>
        </text:list-item>
        <text:list-item>
          <text:p text:style-name="P145">Comentem exercici 1.2-1</text:p>
        </text:list-item>
      </text:list>
      <text:p text:style-name="P51"/>
      <text:p text:style-name="P51"/>
      <text:p text:style-name="P87">Di<text:span text:style-name="T32">mecres</text:span><text:tab/><text:span text:style-name="T24">12</text:span>/<text:span text:style-name="T9">11</text:span>/2<text:span text:style-name="T5">5</text:span></text:p>
      <text:p text:style-name="P35"/>
      <text:list xml:id="list115829707245243" text:continue-numbering="true" text:style-name="L5">
        <text:list-item>
          <text:p text:style-name="P153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88">Di<text:span text:style-name="T33">jous</text:span><text:tab/><text:tab/><text:span text:style-name="T24">13</text:span>/<text:span text:style-name="T9">11</text:span>/2<text:span text:style-name="T5">5</text:span></text:p>
      <text:p text:style-name="P36"/>
      <text:list xml:id="list115827963075748" text:continue-numbering="true" text:style-name="L5">
        <text:list-item>
          <text:p text:style-name="P172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46">Comentem exercici 1.2-<text:span text:style-name="T33">2</text:span></text:p>
        </text:list-item>
      </text:list>
      <text:p text:style-name="P52"/>
      <text:p text:style-name="P89">Di<text:span text:style-name="T34">vendres</text:span><text:tab/><text:span text:style-name="T24">14</text:span>/<text:span text:style-name="T9">11</text:span>/2<text:span text:style-name="T5">5</text:span></text:p>
      <text:p text:style-name="P37"/>
      <text:list xml:id="list115829689306674" text:continue-numbering="true" text:style-name="L5">
        <text:list-item>
          <text:p text:style-name="P173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47">Comentem exercici 1.2-<text:span text:style-name="T33">2 i 3</text:span></text:p>
        </text:list-item>
      </text:list>
      <text:p text:style-name="P53"/>
      <text:p text:style-name="P90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15829293420840" text:continue-numbering="true" text:style-name="L5">
        <text:list-item>
          <text:p text:style-name="P174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86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91">Di<text:span text:style-name="T32">mecres</text:span><text:tab/><text:span text:style-name="T24">19</text:span>/<text:span text:style-name="T9">11</text:span>/2<text:span text:style-name="T5">5</text:span></text:p>
      <text:p text:style-name="P39"/>
      <text:list xml:id="list115828696692239" text:continue-numbering="true" text:style-name="L5">
        <text:list-item>
          <text:p text:style-name="P154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92">Di<text:span text:style-name="T35">jous<text:tab/></text:span><text:tab/><text:span text:style-name="T35">20</text:span>/<text:span text:style-name="T9">11</text:span>/2<text:span text:style-name="T5">5</text:span></text:p>
      <text:p text:style-name="P40"/>
      <text:list xml:id="list115828540700190" text:continue-numbering="true" text:style-name="L5">
        <text:list-item>
          <text:p text:style-name="P175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187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110">Di<text:span text:style-name="T3">marts</text:span><text:tab/><text:span text:style-name="T37">25</text:span>/<text:span text:style-name="T9">11</text:span>/2<text:span text:style-name="T5">5</text:span></text:p>
      <text:p text:style-name="P41"/>
      <text:list xml:id="list115828272149126" text:continue-numbering="true" text:style-name="L5">
        <text:list-item>
          <text:p text:style-name="P176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48"><text:span text:style-name="T11">C</text:span>omentem <text:span text:style-name="T36">apartat 1.3 Influencia del sobrecalentamiento y subenfriamiento en la eficiencia y el compresor.</text:span></text:p>
        </text:list-item>
        <text:list-item>
          <text:p text:style-name="P148"><text:span text:style-name="T11">C</text:span>omentem <text:span text:style-name="T36">apartat 1.4 Puntos de medición de temperatura y presión.</text:span></text:p>
        </text:list-item>
        <text:list-item>
          <text:p text:style-name="P148"><text:span text:style-name="T11">C</text:span>omentem <text:span text:style-name="T36">apartat 1.5 Símbolos según UNE EN 1861.</text:span></text:p>
        </text:list-item>
        <text:list-item>
          <text:p text:style-name="P158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93">Di<text:span text:style-name="T3">mecres</text:span><text:tab/><text:span text:style-name="T37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93">Di<text:span text:style-name="T37">jous</text:span><text:tab/><text:tab/><text:span text:style-name="T37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94">Di<text:span text:style-name="T38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11">Di<text:span text:style-name="T3">marts</text:span><text:tab/><text:span text:style-name="T39">02</text:span>/<text:span text:style-name="T9">12</text:span>/2<text:span text:style-name="T5">5</text:span></text:p>
      <text:p text:style-name="P44"/>
      <text:list xml:id="list115828542620319" text:continue-numbering="true" text:style-name="L5">
        <text:list-item>
          <text:p text:style-name="P177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49"><text:span text:style-name="T11">C</text:span>omentem <text:span text:style-name="T36">apartat 2.1 Introducció als compressors, comemtem la relació de compressió (compressió per etapes per reduir la temperatura de descàrrega).</text:span></text:p>
        </text:list-item>
        <text:list-item>
          <text:p text:style-name="P155">Baixem al taller, <text:span text:style-name="T40">comparem unions de soldadura amb i sense utiliztar </text:span><text:span text:style-name="T40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95">Di<text:span text:style-name="T3">mecres</text:span><text:tab/><text:span text:style-name="T39">03</text:span>/<text:span text:style-name="T9">12</text:span>/2<text:span text:style-name="T5">5</text:span></text:p>
      <text:p text:style-name="P95"/>
      <text:list xml:id="list115828789059648" text:continue-numbering="true" text:style-name="L5">
        <text:list-item>
          <text:p text:style-name="P156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96">Di<text:span text:style-name="T41">jous<text:tab/></text:span><text:tab/><text:span text:style-name="T39">04</text:span>/<text:span text:style-name="T9">12</text:span>/2<text:span text:style-name="T5">5</text:span></text:p>
      <text:list xml:id="list115829319744121" text:continue-numbering="true" text:style-name="L5">
        <text:list-item>
          <text:p text:style-name="P178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0"><text:span text:style-name="T11">C</text:span>omentem <text:span text:style-name="T41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96"/>
      <text:p text:style-name="P96">Di<text:span text:style-name="T41">vendres</text:span><text:tab/><text:span text:style-name="T39">05</text:span>/<text:span text:style-name="T9">12</text:span>/2<text:span text:style-name="T5">5</text:span></text:p>
      <text:p text:style-name="P96"/>
      <text:list xml:id="list115828817860087" text:continue-numbering="true" text:style-name="L5">
        <text:list-item>
          <text:p text:style-name="P178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0"><text:span text:style-name="T11">C</text:span>omentem <text:span text:style-name="T36">apartat 2.1.1.1 Compressors hermètics</text:span></text:p>
        </text:list-item>
        <text:list-item>
          <text:p text:style-name="P159">Comentem exemple 2.1.1.1-1</text:p>
        </text:list-item>
      </text:list>
      <text:p text:style-name="P71"/>
      <text:p text:style-name="P97">Di<text:span text:style-name="T3">marts</text:span><text:tab/><text:span text:style-name="T39">09</text:span>/<text:span text:style-name="T9">12</text:span>/2<text:span text:style-name="T5">5</text:span></text:p>
      <text:p text:style-name="P97"/>
      <text:list xml:id="list115828492474012" text:continue-numbering="true" text:style-name="L5">
        <text:list-item>
          <text:p text:style-name="P157"><text:span text:style-name="T11">Baixem al taller, feim buit al simulador de fred. Omplim el simulador amb R600</text:span><text:span text:style-name="T44">a</text:span><text:span text:style-name="T11"> i cerquem fuites. Tronam a fer buit i omplim el simulador amb 2,5 kg de R134</text:span><text:span text:style-name="T42"> </text:span><text:span text:style-name="T43">a</text:span><text:span text:style-name="T11">.</text:span></text:p>
        </text:list-item>
      </text:list>
      <text:p text:style-name="P58"/>
      <text:p text:style-name="P98">Di<text:span text:style-name="T3">mecres</text:span><text:tab/><text:span text:style-name="T45">10</text:span>/<text:span text:style-name="T9">12</text:span>/2<text:span text:style-name="T5">5</text:span></text:p>
      <text:p text:style-name="P98"/>
      <text:list xml:id="list115828361672294" text:continue-numbering="true" text:style-name="L5">
        <text:list-item>
          <text:p text:style-name="P137">Baixem al taller, posem en marxa el simulador de fred. Observem temperatures i pressions en diversos modes de funcionament (obstruint el condensador, apagant els ventiladors del evaporador).</text:p>
        </text:list-item>
      </text:list>
      <text:p text:style-name="P99"/>
      <text:p text:style-name="P99">Di<text:span text:style-name="T46">jous</text:span><text:tab/><text:tab/><text:span text:style-name="T45">11</text:span>/<text:span text:style-name="T9">12</text:span>/2<text:span text:style-name="T5">5</text:span></text:p>
      <text:p text:style-name="P99"/>
      <text:p text:style-name="P73">Seguim comentant exemple 2.1.1.1-1</text:p>
      <text:p text:style-name="P106"/>
      <text:p text:style-name="P99">Di<text:span text:style-name="T46">vendres</text:span><text:tab/><text:span text:style-name="T45">12</text:span>/<text:span text:style-name="T9">12</text:span>/2<text:span text:style-name="T5">5</text:span></text:p>
      <text:p text:style-name="P99"/>
      <text:p text:style-name="P77">Activitat emp<text:span text:style-name="T47">r</text:span>enedoria.</text:p>
      <text:p text:style-name="P77"/>
      <text:p text:style-name="P100">Di<text:span text:style-name="T3">marts</text:span><text:tab/><text:span text:style-name="T48">16</text:span>/<text:span text:style-name="T9">12</text:span>/2<text:span text:style-name="T5">5</text:span></text:p>
      <text:p text:style-name="P100"/>
      <text:list xml:id="list115829338859543" text:continue-numbering="true" text:style-name="L5">
        <text:list-item>
          <text:p text:style-name="P179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1"><text:span text:style-name="T11">C</text:span>omentem <text:span text:style-name="T48">programa de simulació SOLKANE (pàg. 11 i 12)</text:span></text:p>
        </text:list-item>
      </text:list>
      <text:p text:style-name="P74"/>
      <text:p text:style-name="P100">Di<text:span text:style-name="T3">mecres</text:span><text:tab/><text:span text:style-name="T48">17</text:span>/<text:span text:style-name="T9">12</text:span>/2<text:span text:style-name="T5">5</text:span></text:p>
      <text:p text:style-name="P72"/>
      <text:p text:style-name="P78">Examen de recuperació del segon examen de la primera avaluació (26/11/25).</text:p>
      <text:p text:style-name="P101"><text:soft-page-break/>Di<text:span text:style-name="T3">marts</text:span><text:tab/><text:span text:style-name="T48">18</text:span>/<text:span text:style-name="T9">12</text:span>/2<text:span text:style-name="T5">5</text:span></text:p>
      <text:p text:style-name="P101"/>
      <text:list xml:id="list115829239484628" text:continue-numbering="true" text:style-name="L5">
        <text:list-item>
          <text:p text:style-name="P180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2"><text:span text:style-name="T11">C</text:span>omentem <text:span text:style-name="T49">apartat 2.1.1.2 Compressors semihermètics</text:span></text:p>
        </text:list-item>
        <text:list-item>
          <text:p text:style-name="P152"><text:span text:style-name="T11">C</text:span>omentem <text:span text:style-name="T49">apartat 2.1.1.3 Compressors oberts</text:span></text:p>
        </text:list-item>
        <text:list-item>
          <text:p text:style-name="P152"><text:span text:style-name="T11">C</text:span>omentem <text:span text:style-name="T49">apartat 2.1.2.1 Compressors alternatius de pistó</text:span></text:p>
          <text:p text:style-name="P152"/>
        </text:list-item>
      </text:list>
      <text:p text:style-name="P75"/>
      <text:p text:style-name="P102">Di<text:span text:style-name="T3">mecres</text:span><text:tab/><text:span text:style-name="T50">07</text:span>/<text:span text:style-name="T50">01</text:span>/2<text:span text:style-name="T50">6</text:span></text:p>
      <text:p text:style-name="P102"/>
      <text:list xml:id="list115828653198876" text:continue-numbering="true" text:style-name="L5">
        <text:list-item>
          <text:p text:style-name="P18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60">Repassem apartat 2.1.2.1 <text:span text:style-name="T49"><text:s/>Compressors alternatius de pistó</text:span></text:p>
        </text:list-item>
        <text:list-item>
          <text:p text:style-name="P160">Comentem 2.1.2.1.1 Proceso de compresión en compresores de pistón alternativo</text:p>
        </text:list-item>
        <text:list-item>
          <text:p text:style-name="P160">Comentem 2.1.2.1.2 Número y disposición de los cilindros</text:p>
        </text:list-item>
        <text:list-item>
          <text:p text:style-name="P161">Comentem 2.1.2.1.<text:span text:style-name="T51">3 Transformación del movimiento rotativo en movimiento alternativo</text:span></text:p>
        </text:list-item>
        <text:list-item>
          <text:p text:style-name="P161">Comentem 2.1.2.1.<text:span text:style-name="T51">4 Válvulas de aspiración y descarga</text:span></text:p>
        </text:list-item>
        <text:list-item>
          <text:p text:style-name="P161">Comentem 2.1.2.1.<text:span text:style-name="T51">5 Dispositivos de lubricación</text:span></text:p>
        </text:list-item>
        <text:list-item>
          <text:p text:style-name="P163">Comencem amb l'exe<text:span text:style-name="T52">m</text:span>ple 2.1.2.2-1</text:p>
        </text:list-item>
      </text:list>
      <text:p text:style-name="P76"/>
      <text:p text:style-name="P76"/>
      <text:p text:style-name="P103">Di<text:span text:style-name="T53">jous</text:span><text:tab/><text:tab/><text:span text:style-name="T50">08</text:span>/<text:span text:style-name="T50">01</text:span>/2<text:span text:style-name="T50">6</text:span></text:p>
      <text:p text:style-name="P103"/>
      <text:list xml:id="list115828629090139" text:continue-numbering="true" text:style-name="L5">
        <text:list-item>
          <text:p text:style-name="P182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62">Repassem apartat 2.1.2.1 <text:span text:style-name="T49"><text:s/>Compressors alternatius de pistó</text:span></text:p>
        </text:list-item>
        <text:list-item>
          <text:p text:style-name="P162">Comentem <text:span text:style-name="T51">l'exemple 2.1.2.2-1</text:span></text:p>
        </text:list-item>
        <text:list-item>
          <text:p text:style-name="P164">Comentem funcionament del programa de simulació <text:a xlink:type="simple" xlink:href="https://paulinoposada.github.io/web_fred/web_fred_25_26/GM/web_documents/documentacio_general.html">SOLKANE</text:a></text:p>
        </text:list-item>
      </text:list>
      <text:p text:style-name="P103"/>
      <text:p text:style-name="P104">Di<text:span text:style-name="T54">vendres</text:span><text:tab/><text:span text:style-name="T50">09</text:span>/<text:span text:style-name="T50">01</text:span>/2<text:span text:style-name="T50">6</text:span></text:p>
      <text:p text:style-name="P104"/>
      <text:list xml:id="list3238695242799761811" text:style-name="L6">
        <text:list-item>
          <text:p text:style-name="P165">Desmuntem compressors de pistons per veure els components interns (plat de vàlvules, pistons, bieles, cigüenyal) i tornem a muntar-los.</text:p>
        </text:list-item>
        <text:list-item>
          <text:p text:style-name="P183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115828774905412" text:continue-list="list115828629090139" text:style-name="L5">
        <text:list-item>
          <text:p text:style-name="P166">Comentem l'exemple <text:span text:style-name="T51">2.1.2.2-</text:span>2</text:p>
        </text:list-item>
        <text:list-item>
          <text:p text:style-name="P166">Baixem al taller per recuperar el refrigerant del simulador.</text:p>
        </text:list-item>
      </text:list>
      <text:p text:style-name="P168"/>
      <text:p text:style-name="P168"/>
      <text:p text:style-name="P170">Di<text:span text:style-name="T55">marts</text:span><text:tab/><text:span text:style-name="T55">13</text:span>/<text:span text:style-name="T50">01</text:span>/2<text:span text:style-name="T50">6</text:span></text:p>
      <text:p text:style-name="P170"/>
      <text:p text:style-name="P169">Baixa per migranya</text:p>
      <text:p text:style-name="P169"/>
      <text:p text:style-name="P169"/>
      <text:p text:style-name="P170">Di<text:span text:style-name="T55">mecres</text:span><text:tab/><text:span text:style-name="T55">14</text:span>/<text:span text:style-name="T50">01</text:span>/2<text:span text:style-name="T50">6</text:span></text:p>
      <text:p text:style-name="P170"/>
      <text:list xml:id="list115830126503861" text:continue-numbering="true" text:style-name="L5">
        <text:list-item>
          <text:p text:style-name="P167">Comentem l'exemple <text:span text:style-name="T51">2.1.2.2-</text:span>2</text:p>
        </text:list-item>
      </text:list>
      <text:p text:style-name="P170"/>
      <text:p text:style-name="P170">Di<text:span text:style-name="T55">jous</text:span><text:tab/><text:tab/><text:span text:style-name="T55">15</text:span>/<text:span text:style-name="T50">01</text:span>/2<text:span text:style-name="T50">6</text:span></text:p>
      <text:p text:style-name="P170"/>
      <text:list xml:id="list5786144680851975643" text:style-name="L7">
        <text:list-item>
          <text:p text:style-name="P184"><text:span text:style-name="T31">Comentem esquema tasca 3</text:span></text:p>
        </text:list-item>
        <text:list-item>
          <text:p text:style-name="P188"><text:span text:style-name="T31">C</text:span><text:span text:style-name="T25">omentem exemple 2.1.2.2-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16T11:58:27.360707227</dc:date>
    <meta:editing-duration>PT2H51M17S</meta:editing-duration>
    <meta:editing-cycles>250</meta:editing-cycles>
    <meta:document-statistic meta:table-count="0" meta:image-count="0" meta:object-count="1" meta:page-count="7" meta:paragraph-count="181" meta:word-count="1102" meta:character-count="7167" meta:non-whitespace-character-count="6315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